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LMMono10" style:font-pitch="fixed"/>
    </style:style>
    <style:style style:name="T1" style:family="text">
      <style:text-properties fo:font-family="LMMono10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2.97cm" svg:y="2.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5cm" svg:height="4.506cm" svg:x="3.06cm" svg:y="3.053cm">
          <draw:text-box>
            <text:p><text:span text:style-name="T1">param1 <text:s/>{p1}</text:span></text:p>
            <text:p><text:span text:style-name="T1">param2 <text:s/>{p2}</text:span></text:p>
            <text:p><text:span text:style-name="T1">param3 <text:s/>0.95</text:span></text:p>
            <text:p><text:span text:style-name="T1">param4 <text:s/>{p4}</text:span></text:p>
            <text:p><text:span text:style-name="T1">param5 <text:s/>-999.</text:span></text:p>
          </draw:text-box>
        </draw:frame>
        <draw:frame draw:style-name="gr2" draw:text-style-name="P2" draw:layer="layout" svg:width="8.194cm" svg:height="1.102cm" svg:x="9.16cm" svg:y="2.853cm">
          <draw:text-box>
            <text:p><text:span text:style-name="T1">c(p1=4., p2=0.5, p4=1.)</text:span></text:p>
          </draw:text-box>
        </draw:frame>
        <draw:frame draw:style-name="gr2" draw:layer="layout" svg:width="4.058cm" svg:height="0.962cm" svg:x="2.97cm" svg:y="1.845cm">
          <draw:text-box>
            <text:p>Template file</text:p>
          </draw:text-box>
        </draw:frame>
        <draw:frame draw:style-name="gr2" draw:layer="layout" svg:width="6.632cm" svg:height="0.962cm" svg:x="9.27cm" svg:y="1.845cm">
          <draw:text-box>
            <text:p>R-vector with updates</text:p>
          </draw:text-box>
        </draw:frame>
        <draw:custom-shape draw:style-name="gr1" draw:text-style-name="P1" draw:layer="layout" svg:width="5.08cm" svg:height="5.08cm" svg:x="10.27cm" svg:y="6.9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5cm" svg:height="4.506cm" svg:x="10.36cm" svg:y="7.154cm">
          <draw:text-box>
            <text:p><text:span text:style-name="T1">param1 <text:s/>4.</text:span></text:p>
            <text:p><text:span text:style-name="T1">param2 <text:s/>0.5</text:span></text:p>
            <text:p><text:span text:style-name="T1">param3 <text:s/>0.95</text:span></text:p>
            <text:p><text:span text:style-name="T1">param4 <text:s/>1.</text:span></text:p>
            <text:p><text:span text:style-name="T1">param5 <text:s/>-999.</text:span></text:p>
          </draw:text-box>
        </draw:frame>
        <draw:frame draw:style-name="gr2" draw:layer="layout" svg:width="3.283cm" svg:height="0.962cm" svg:x="10.27cm" svg:y="5.946cm">
          <draw:text-box>
            <text:p>Result file</text:p>
          </draw:text-box>
        </draw:frame>
        <draw:line draw:style-name="gr3" draw:text-style-name="P1" draw:layer="layout" svg:x1="8.62cm" svg:y1="4.785cm" svg:x2="10.205cm" svg:y2="5.796cm">
          <text:p/>
        </draw:line>
        <draw:line draw:style-name="gr3" draw:text-style-name="P1" draw:layer="layout" svg:x1="10.525cm" svg:y1="4.25cm" svg:x2="10.525cm" svg:y2="5.52cm">
          <text:p/>
        </draw:line>
        <draw:custom-shape draw:style-name="gr1" draw:text-style-name="P1" draw:layer="layout" svg:width="5.08cm" svg:height="4.17cm" svg:x="2.97cm" svg:y="15.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15cm" svg:height="3.655cm" svg:x="3.06cm" svg:y="16.053cm">
          <draw:text-box>
            <text:p><text:span text:style-name="T1">&lt;two&gt; to the</text:span></text:p>
            <text:p><text:span text:style-name="T1">power of</text:span></text:p>
            <text:p><text:span text:style-name="T1">&lt;two&gt; is</text:span></text:p>
            <text:p><text:span text:style-name="T1">&lt;result&gt;</text:span></text:p>
          </draw:text-box>
        </draw:frame>
        <draw:frame draw:style-name="gr2" draw:text-style-name="P2" draw:layer="layout" svg:width="7.191cm" svg:height="1.102cm" svg:x="9.16cm" svg:y="15.853cm">
          <draw:text-box>
            <text:p><text:span text:style-name="T1">c(two=2., result=4.)</text:span></text:p>
          </draw:text-box>
        </draw:frame>
        <draw:frame draw:style-name="gr2" draw:layer="layout" svg:width="4.058cm" svg:height="0.962cm" svg:x="2.97cm" svg:y="14.845cm">
          <draw:text-box>
            <text:p>Template file</text:p>
          </draw:text-box>
        </draw:frame>
        <draw:frame draw:style-name="gr2" draw:layer="layout" svg:width="6.632cm" svg:height="0.962cm" svg:x="9.27cm" svg:y="14.845cm">
          <draw:text-box>
            <text:p>R-vector with updates</text:p>
          </draw:text-box>
        </draw:frame>
        <draw:frame draw:style-name="gr2" draw:layer="layout" svg:width="3.283cm" svg:height="0.962cm" svg:x="10.27cm" svg:y="18.946cm">
          <draw:text-box>
            <text:p>Result file</text:p>
          </draw:text-box>
        </draw:frame>
        <draw:line draw:style-name="gr3" draw:text-style-name="P1" draw:layer="layout" svg:x1="8.62cm" svg:y1="17.785cm" svg:x2="10.205cm" svg:y2="18.796cm">
          <text:p/>
        </draw:line>
        <draw:line draw:style-name="gr3" draw:text-style-name="P1" draw:layer="layout" svg:x1="10.525cm" svg:y1="17.25cm" svg:x2="10.525cm" svg:y2="18.52cm">
          <text:p/>
        </draw:line>
        <draw:custom-shape draw:style-name="gr1" draw:text-style-name="P1" draw:layer="layout" svg:width="5.08cm" svg:height="4.17cm" svg:x="10.37cm" svg:y="19.9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2cm" svg:height="3.655cm" svg:x="10.46cm" svg:y="20.153cm">
          <draw:text-box>
            <text:p><text:span text:style-name="T1">2. to the</text:span></text:p>
            <text:p><text:span text:style-name="T1">power of</text:span></text:p>
            <text:p><text:span text:style-name="T1">2. is</text:span></text:p>
            <text:p><text:span text:style-name="T1">4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2-06-28T22:24:40</dc:date>
    <dc:creator>David Kneis</dc:creator>
    <meta:editing-duration>PT01H42M04S</meta:editing-duration>
    <meta:editing-cycles>10</meta:editing-cycles>
    <meta:document-statistic meta:object-count="20"/>
  </office:meta>
</office:document-meta>
</file>